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1.0kib">
            <text:p>1.0kib</text:p>
          </table:table-cell>
          <table:table-cell table:style-name="pd1" office:value-type="string" office:value="10.0kib">
            <text:p>10.0kib</text:p>
          </table:table-cell>
          <table:table-cell table:style-name="pd1" office:value-type="string" office:value="100.0kib">
            <text:p>100.0kib</text:p>
          </table:table-cell>
          <table:table-cell table:style-name="pd1" office:value-type="string" office:value="500.0kib">
            <text:p>500.0kib</text:p>
          </table:table-cell>
          <table:table-cell table:style-name="pd1" office:value-type="string" office:value="1.0mib">
            <text:p>1.0mib</text:p>
          </table:table-cell>
          <table:table-cell table:style-name="pd1" office:value-type="string" office:value="">
            <text:p/>
          </table:table-cell>
          <table:table-cell table:style-name="pd1" office:value-type="string" office:value="Units">
            <text:p>Units</text:p>
          </table:table-cell>
        </table:table-row>
        <table:table-row>
          <table:table-cell table:style-name="pd1" office:value-type="string" office:value="warp Total requests">
            <text:p>warp Total requests</text:p>
          </table:table-cell>
          <table:table-cell office:value-type="float" office:value="1201473.0">
            <text:p>1201473.0</text:p>
          </table:table-cell>
          <table:table-cell office:value-type="float" office:value="1140234.0">
            <text:p>1140234.0</text:p>
          </table:table-cell>
          <table:table-cell office:value-type="float" office:value="927419.0">
            <text:p>927419.0</text:p>
          </table:table-cell>
          <table:table-cell office:value-type="float" office:value="143619.0">
            <text:p>143619.0</text:p>
          </table:table-cell>
          <table:table-cell office:value-type="float" office:value="68829.0">
            <text:p>68829.0</text:p>
          </table:table-cell>
          <table:table-cell office:value-type="string" office:value="">
            <text:p/>
          </table:table-cell>
          <table:table-cell office:value-type="string" office:value="#">
            <text:p>#</text:p>
          </table:table-cell>
        </table:table-row>
        <table:table-row>
          <table:table-cell table:style-name="pd1" office:value-type="string" office:value="warp Slowest">
            <text:p>warp Slowest</text:p>
          </table:table-cell>
          <table:table-cell office:value-type="float" office:value="252.0">
            <text:p>252.0</text:p>
          </table:table-cell>
          <table:table-cell office:value-type="float" office:value="233.0">
            <text:p>233.0</text:p>
          </table:table-cell>
          <table:table-cell office:value-type="float" office:value="173.0">
            <text:p>173.0</text:p>
          </table:table-cell>
          <table:table-cell office:value-type="float" office:value="610.0">
            <text:p>610.0</text:p>
          </table:table-cell>
          <table:table-cell office:value-type="float" office:value="154.0">
            <text:p>154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warp 99th">
            <text:p>warp 99th</text:p>
          </table:table-cell>
          <table:table-cell office:value-type="float" office:value="9.0">
            <text:p>9.0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float" office:value="157.0">
            <text:p>157.0</text:p>
          </table:table-cell>
          <table:table-cell office:value-type="float" office:value="62.0">
            <text:p>62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warp 90th">
            <text:p>warp 90th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29.0">
            <text:p>29.0</text:p>
          </table:table-cell>
          <table:table-cell office:value-type="float" office:value="50.0">
            <text:p>50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warp 75th">
            <text:p>warp 75th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19.0">
            <text:p>19.0</text:p>
          </table:table-cell>
          <table:table-cell office:value-type="float" office:value="46.0">
            <text:p>46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warp Median">
            <text:p>warp Median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14.0">
            <text:p>14.0</text:p>
          </table:table-cell>
          <table:table-cell office:value-type="float" office:value="39.0">
            <text:p>39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warp 25th">
            <text:p>warp 25th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25.0">
            <text:p>25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warp Fastest">
            <text:p>warp Fastest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warp Throughput">
            <text:p>warp Throughput</text:p>
          </table:table-cell>
          <table:table-cell office:value-type="float" office:value="10014.0">
            <text:p>10014.0</text:p>
          </table:table-cell>
          <table:table-cell office:value-type="float" office:value="9504.0">
            <text:p>9504.0</text:p>
          </table:table-cell>
          <table:table-cell office:value-type="float" office:value="7730.0">
            <text:p>7730.0</text:p>
          </table:table-cell>
          <table:table-cell office:value-type="float" office:value="1199.0">
            <text:p>1199.0</text:p>
          </table:table-cell>
          <table:table-cell office:value-type="float" office:value="574.0">
            <text:p>574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iftop-warp Cumulative Sent">
            <text:p>iftop-warp Cumulative Sent</text:p>
          </table:table-cell>
          <table:table-cell office:value-type="float" office:value="1782579.0">
            <text:p>1782579.0</text:p>
          </table:table-cell>
          <table:table-cell office:value-type="float" office:value="1814036.0">
            <text:p>1814036.0</text:p>
          </table:table-cell>
          <table:table-cell office:value-type="float" office:value="1939865.0">
            <text:p>1939865.0</text:p>
          </table:table-cell>
          <table:table-cell office:value-type="float" office:value="101607014.0">
            <text:p>101607014.0</text:p>
          </table:table-cell>
          <table:table-cell office:value-type="float" office:value="179306496.0">
            <text:p>179306496.0</text:p>
          </table:table-cell>
          <table:table-cell office:value-type="string" office:value="">
            <text:p/>
          </table:table-cell>
          <table:table-cell office:value-type="string" office:value="obj/s">
            <text:p>obj/s</text:p>
          </table:table-cell>
        </table:table-row>
        <table:table-row>
          <table:table-cell table:style-name="pd1" office:value-type="string" office:value="iftop-warp Cumulative Received">
            <text:p>iftop-warp Cumulative Received</text:p>
          </table:table-cell>
          <table:table-cell office:value-type="float" office:value="5096079.0">
            <text:p>5096079.0</text:p>
          </table:table-cell>
          <table:table-cell office:value-type="float" office:value="28521267.0">
            <text:p>28521267.0</text:p>
          </table:table-cell>
          <table:table-cell office:value-type="float" office:value="262144000.0">
            <text:p>262144000.0</text:p>
          </table:table-cell>
          <table:table-cell office:value-type="float" office:value="46493020979.0">
            <text:p>46493020979.0</text:p>
          </table:table-cell>
          <table:table-cell office:value-type="float" office:value="62599148339.0">
            <text:p>62599148339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iftop-warp Cumulative Total">
            <text:p>iftop-warp Cumulative Total</text:p>
          </table:table-cell>
          <table:table-cell office:value-type="float" office:value="6878658.0">
            <text:p>6878658.0</text:p>
          </table:table-cell>
          <table:table-cell office:value-type="float" office:value="30408704.0">
            <text:p>30408704.0</text:p>
          </table:table-cell>
          <table:table-cell office:value-type="float" office:value="264241152.0">
            <text:p>264241152.0</text:p>
          </table:table-cell>
          <table:table-cell office:value-type="float" office:value="46600395161.0">
            <text:p>46600395161.0</text:p>
          </table:table-cell>
          <table:table-cell office:value-type="float" office:value="62706522521.0">
            <text:p>62706522521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oha Slowest">
            <text:p>oha Slowest</text:p>
          </table:table-cell>
          <table:table-cell office:value-type="float" office:value="32.0">
            <text:p>32.0</text:p>
          </table:table-cell>
          <table:table-cell office:value-type="float" office:value="31.0">
            <text:p>31.0</text:p>
          </table:table-cell>
          <table:table-cell office:value-type="float" office:value="43.0">
            <text:p>43.0</text:p>
          </table:table-cell>
          <table:table-cell office:value-type="float" office:value="159.0">
            <text:p>159.0</text:p>
          </table:table-cell>
          <table:table-cell office:value-type="float" office:value="196.0">
            <text:p>196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oha 99th">
            <text:p>oha 99th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6.0">
            <text:p>6.0</text:p>
          </table:table-cell>
          <table:table-cell office:value-type="float" office:value="73.0">
            <text:p>73.0</text:p>
          </table:table-cell>
          <table:table-cell office:value-type="float" office:value="129.0">
            <text:p>129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oha 90th">
            <text:p>oha 90th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oha 75th">
            <text:p>oha 75th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10.0">
            <text:p>10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oha 50th">
            <text:p>oha 50th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oha 25th">
            <text:p>oha 25th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oha Fastest">
            <text:p>oha Fastest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oha Requests/sec">
            <text:p>oha Requests/sec</text:p>
          </table:table-cell>
          <table:table-cell office:value-type="float" office:value="23807.0">
            <text:p>23807.0</text:p>
          </table:table-cell>
          <table:table-cell office:value-type="float" office:value="23678.0">
            <text:p>23678.0</text:p>
          </table:table-cell>
          <table:table-cell office:value-type="float" office:value="17037.0">
            <text:p>17037.0</text:p>
          </table:table-cell>
          <table:table-cell office:value-type="float" office:value="6628.0">
            <text:p>6628.0</text:p>
          </table:table-cell>
          <table:table-cell office:value-type="float" office:value="3445.0">
            <text:p>3445.0</text:p>
          </table:table-cell>
          <table:table-cell office:value-type="string" office:value="">
            <text:p/>
          </table:table-cell>
          <table:table-cell office:value-type="string" office:value="req/s">
            <text:p>req/s</text:p>
          </table:table-cell>
        </table:table-row>
        <table:table-row>
          <table:table-cell table:style-name="pd1" office:value-type="string" office:value="oha Total data">
            <text:p>oha Total data</text:p>
          </table:table-cell>
          <table:table-cell office:value-type="float" office:value="1460288880.0">
            <text:p>1460288880.0</text:p>
          </table:table-cell>
          <table:table-cell office:value-type="float" office:value="14549201715.0">
            <text:p>14549201715.0</text:p>
          </table:table-cell>
          <table:table-cell office:value-type="float" office:value="104679090421.0">
            <text:p>104679090421.0</text:p>
          </table:table-cell>
          <table:table-cell office:value-type="float" office:value="203645874339.0">
            <text:p>203645874339.0</text:p>
          </table:table-cell>
          <table:table-cell office:value-type="float" office:value="216766999429.0">
            <text:p>216766999429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oha Total requests">
            <text:p>oha Total requests</text:p>
          </table:table-cell>
          <table:table-cell office:value-type="float" office:value="1428469.0">
            <text:p>1428469.0</text:p>
          </table:table-cell>
          <table:table-cell office:value-type="float" office:value="1420710.0">
            <text:p>1420710.0</text:p>
          </table:table-cell>
          <table:table-cell office:value-type="float" office:value="1022291.0">
            <text:p>1022291.0</text:p>
          </table:table-cell>
          <table:table-cell office:value-type="float" office:value="397739.0">
            <text:p>397739.0</text:p>
          </table:table-cell>
          <table:table-cell office:value-type="float" office:value="206725.0">
            <text:p>206725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iftop-oha Cumulative Sent">
            <text:p>iftop-oha Cumulative Sent</text:p>
          </table:table-cell>
          <table:table-cell office:value-type="float" office:value="39936.0">
            <text:p>39936.0</text:p>
          </table:table-cell>
          <table:table-cell office:value-type="float" office:value="47616.0">
            <text:p>47616.0</text:p>
          </table:table-cell>
          <table:table-cell office:value-type="float" office:value="92262.0">
            <text:p>92262.0</text:p>
          </table:table-cell>
          <table:table-cell office:value-type="float" office:value="27682406.0">
            <text:p>27682406.0</text:p>
          </table:table-cell>
          <table:table-cell office:value-type="float" office:value="39321600.0">
            <text:p>39321600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iftop-oha Cumulative Received">
            <text:p>iftop-oha Cumulative Received</text:p>
          </table:table-cell>
          <table:table-cell office:value-type="float" office:value="84787.0">
            <text:p>84787.0</text:p>
          </table:table-cell>
          <table:table-cell office:value-type="float" office:value="553984.0">
            <text:p>553984.0</text:p>
          </table:table-cell>
          <table:table-cell office:value-type="float" office:value="5211422.0">
            <text:p>5211422.0</text:p>
          </table:table-cell>
          <table:table-cell office:value-type="float" office:value="16213501542.0">
            <text:p>16213501542.0</text:p>
          </table:table-cell>
          <table:table-cell office:value-type="float" office:value="19756849561.0">
            <text:p>19756849561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iftop-oha Cumulative Total">
            <text:p>iftop-oha Cumulative Total</text:p>
          </table:table-cell>
          <table:table-cell office:value-type="float" office:value="124928.0">
            <text:p>124928.0</text:p>
          </table:table-cell>
          <table:table-cell office:value-type="float" office:value="601088.0">
            <text:p>601088.0</text:p>
          </table:table-cell>
          <table:table-cell office:value-type="float" office:value="5295308.0">
            <text:p>5295308.0</text:p>
          </table:table-cell>
          <table:table-cell office:value-type="float" office:value="16213501542.0">
            <text:p>16213501542.0</text:p>
          </table:table-cell>
          <table:table-cell office:value-type="float" office:value="19864223744.0">
            <text:p>19864223744.0</text:p>
          </table:table-cell>
          <table:table-cell office:value-type="string" office:value="">
            <text:p/>
          </table:table-cell>
          <table:table-cell office:value-type="string" office:value="#">
            <text:p>#</text:p>
          </table:table-cell>
        </table:table-row>
        <table:table-row>
          <table:table-cell table:style-name="pd1" office:value-type="string" office:value="calc warp Avg B/Req">
            <text:p>calc warp Avg B/Req</text:p>
          </table:table-cell>
          <table:table-cell office:value-type="float" office:value="5.0">
            <text:p>5.0</text:p>
          </table:table-cell>
          <table:table-cell office:value-type="float" office:value="26.0">
            <text:p>26.0</text:p>
          </table:table-cell>
          <table:table-cell office:value-type="float" office:value="284.0">
            <text:p>284.0</text:p>
          </table:table-cell>
          <table:table-cell office:value-type="float" office:value="324472.0">
            <text:p>324472.0</text:p>
          </table:table-cell>
          <table:table-cell office:value-type="float" office:value="911047.0">
            <text:p>911047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calc oha Avg B/Req">
            <text:p>calc oha Avg B/Req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40764.0">
            <text:p>40764.0</text:p>
          </table:table-cell>
          <table:table-cell office:value-type="float" office:value="96090.0">
            <text:p>96090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